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/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">
      <style:table-cell-properties fo:background-color="transparent"/>
      <style:text-properties fo:language="en" fo:country="US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9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45" table:default-cell-style-name="ce4"/>
        <table:table-column table:style-name="co7" table:number-columns-repeated="768" table:default-cell-style-name="ce4"/>
        <table:table-row table:style-name="ro1">
          <table:table-cell table:style-name="ce1" table:formula="of:=IF(ISERROR([.Q1]);&quot;ERROR!&quot;;IF([.Q1];&quot;Expected&quot;;&quot;FAILED!&quot;))" office:value-type="string" office:string-value="FAILED!">
            <text:p>FAILED!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false">
            <text:p>FALSE</text:p>
          </table:table-cell>
          <table:table-cell table:style-name="ce5"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f:=[.C2]+[.D2]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3" office:value-type="string">
            <text:p>Testing failing on alternative input</text:p>
          </table:table-cell>
          <table:table-cell table:style-name="ce3"/>
          <table:table-cell table:style-name="ce9"/>
          <table:table-cell table:style-name="ce3"/>
          <table:table-cell table:style-name="ce3"/>
          <table:table-cell table:formula="of:=IF(ISBLANK([.M2]);[.A2];[.M2])" office:value-type="float" office:value="3">
            <text:p>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3" table:number-columns-repeated="239"/>
          <table:table-cell table:number-columns-repeated="76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f:=[.C3]+[.D3]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3" table:number-columns-repeated="2"/>
          <table:table-cell table:style-name="ce9"/>
          <table:table-cell table:style-name="ce3"/>
          <table:table-cell table:style-name="ce3"/>
          <table:table-cell table:formula="of:=IF(ISBLANK([.M3]);[.A3];[.M3])" office:value-type="float" office:value="3">
            <text:p>3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false">
            <text:p>FALSE</text:p>
          </table:table-cell>
          <table:table-cell table:style-name="ce3" table:number-columns-repeated="239"/>
          <table:table-cell table:number-columns-repeated="768"/>
        </table:table-row>
        <table:table-row table:style-name="ro2" table:number-rows-repeated="9997">
          <table:table-cell table:style-name="ce2"/>
          <table:table-cell table:style-name="ce3"/>
          <table:table-cell table:style-name="ce7" table:number-columns-repeated="7"/>
          <table:table-cell table:style-name="ce8"/>
          <table:table-cell table:style-name="ce3" table:number-columns-repeated="2"/>
          <table:table-cell table:style-name="ce9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 table:number-rows-repeated="55536">
          <table:table-cell table:style-name="ce3" table:number-columns-repeated="9"/>
          <table:table-cell table:style-name="ce8"/>
          <table:table-cell table:style-name="ce3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3:55:51</dc:date>
    <meta:editing-cycles>3</meta:editing-cycles>
    <meta:editing-duration>PT00H02M07S</meta:editing-duration>
    <dc:creator>Vladimir Korenev</dc:creator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